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65pt"/>
    </style:style>
    <style:style style:name="co2" style:family="table-column">
      <style:table-column-properties fo:break-before="auto" style:column-width="92.04pt"/>
    </style:style>
    <style:style style:name="co3" style:family="table-column">
      <style:table-column-properties fo:break-before="auto" style:column-width="419.84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26.2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38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Eur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dafruit Metro Mini 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0,00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Galvanometers: <text:s/>AT20--336X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75,00</text:p>
          </table:table-cell>
          <table:table-cell table:style-name="ce3" office:value-type="string" calcext:value-type="string">
            <text:p>Specifications：</text:p>
            <text:p>-Input voltage：15V</text:p>
            <text:p>-Peak current: 1A</text:p>
            <text:p>-Rated current：0.5A</text:p>
            <text:p>-Operating temperature：0~50℃</text:p>
            <text:p>-Rated scanning angle：± 20 °</text:p>
            <text:p>-Maximum scanning angle: ± 30 °</text:p>
            <text:p>-Drive plate size:76mm × 48mm × 26mm</text:p>
            <text:p>-Wavelength:380nm-700nm</text:p>
            <text:p>-Analog signal input impedance: 200K ± 1% Ω (differential input)</text:p>
            <text:p>-Analog position input range: ± 5 V.</text:p>
            <text:p>-Scanning speed:20Kpps</text:p>
            <text:p>-Lens reflectivity:&gt; 98% @ 45 ° incidence (coverage wavelength: 380nm-700nm）</text:p>
            <text:p/>
            <text:p>Package included：</text:p>
            <text:p>1X Set Galvanometer Scann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Laser Diod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3,00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Microchip: MCP4822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3,00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Servo Motors: Mopei MG996R 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7,50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Pin Headers </text:p>
          </table:table-cell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2" office:value-type="string" calcext:value-type="string">
            <text:p>Custom PCB</text:p>
          </table:table-cell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2" office:value-type="string" calcext:value-type="string">
            <text:p>USB Camera</text:p>
          </table:table-cell>
          <table:table-cell table:style-name="ce2" office:value-type="string" calcext:value-type="string">
            <text:p>x1</text:p>
          </table:table-cell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2" office:value-type="string" calcext:value-type="string">
            <text:p>Power Supply: -15V/+15V </text:p>
          </table:table-cell>
          <table:table-cell table:style-name="ce2" office:value-type="string" calcext:value-type="string">
            <text:p>x1</text:p>
          </table:table-cell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2" office:value-type="string" calcext:value-type="string">
            <text:p>Galvanometer Drivers: AT20-081Y</text:p>
          </table:table-cell>
          <table:table-cell table:style-name="ce2" office:value-type="string" calcext:value-type="string">
            <text:p>x2</text:p>
          </table:table-cell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4:13:32.397920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6T14:15:15.517539951</dc:date>
    <meta:editing-duration>PT1M43S</meta:editing-duration>
    <meta:editing-cycles>1</meta:editing-cycles>
    <meta:document-statistic meta:table-count="1" meta:cell-count="27" meta:object-count="0"/>
  </office:meta>
</office:document-meta>
</file>